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13ED8962D2CED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51cm, 12.031cm, 4.242cm, 16.84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99cm" svg:height="6.499cm" svg:x="11.7cm" svg:y="7.4cm">
          <draw:image xlink:href="Pictures/100000000000078000000438B13ED8962D2CED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3T19:53:21.410809987</dc:date>
    <meta:editing-duration>PT1M3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